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6.2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643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6.76pt" fo:break-before="auto" style:use-optimal-row-height="false"/>
    </style:style>
    <style:style style:name="ro3" style:family="table-row">
      <style:table-row-properties style:row-height="78.01pt" fo:break-before="auto" style:use-optimal-row-height="true"/>
    </style:style>
    <style:style style:name="ro4" style:family="table-row">
      <style:table-row-properties style:row-height="77.61pt" fo:break-before="auto" style:use-optimal-row-height="tru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90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Ссылка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Подбор</text:p>
          </table:table-cell>
          <table:table-cell table:style-name="ce1" office:value-type="string" calcext:value-type="string">
            <text:p>Проблемы</text:p>
          </table:table-cell>
          <table:table-cell table:style-name="ce1" office:value-type="string" calcext:value-type="string">
            <text:p>Стоимость</text:p>
          </table:table-cell>
          <table:table-cell table:style-name="ce1" office:value-type="string" calcext:value-type="string">
            <text:p>Метод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<text:a xlink:href="https://psyalter.ru/client-form?mode=profile&amp;hash_ids=427db60c895f430ad2fc826a9b10f385d6f0a7ba&amp;results_key=1" xlink:type="simple">https://psyalter.ru/client-form?mode=profile&amp;hash_ids=427db60c895f430ad2fc826a9b10f385d6f0a7ba&amp;results_key=1</text:a></text:p>
          </table:table-cell>
          <table:table-cell office:value-type="string" calcext:value-type="string">
            <text:p>Ольга М.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амооценка и уверенность в себе</text:p>
            <text:p>Самоопределение, смысл жизни, другие экзистенциальные вопросы</text:p>
            <text:p>Конфликты, ссоры, трудности в общении</text:p>
          </table:table-cell>
          <table:table-cell office:value-type="string" calcext:value-type="string">
            <text:p>3к</text:p>
          </table:table-cell>
          <table:table-cell office:value-type="string" calcext:value-type="string">
            <text:p>Экзистенциальный анализ</text:p>
            <text:p/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https://psyalter.ru/client-form?mode=profile&amp;hash_ids=2d783e6aad8475d715bc12aab67a889dcfbc9104&amp;results_key=1" xlink:type="simple">https://psyalter.ru/client-form?mode=profile&amp;hash_ids=2d783e6aad8475d715bc12aab67a889dcfbc9104&amp;results_key=1</text:a></text:p>
          </table:table-cell>
          <table:table-cell office:value-type="string" calcext:value-type="string">
            <text:p>Роман Л.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амооценка и уверенность в себе</text:p>
            <text:p>Принятие решений и мотивация</text:p>
            <text:p>Самоопределение, смысл жизни, другие экзистенциальные вопросы</text:p>
            <text:p>Конфликты, ссоры, трудности в общении</text:p>
          </table:table-cell>
          <table:table-cell office:value-type="string" calcext:value-type="string">
            <text:p>2к</text:p>
          </table:table-cell>
          <table:table-cell table:style-name="ce3" office:value-type="string" calcext:value-type="string">
            <text:p>Гештальт-терапия</text:p>
            <text:p/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a xlink:href="https://psyalter.ru/client-form?mode=profile&amp;hash_ids=837f84d0b133bbc7a15e20c03721b8d6f4c387fa&amp;results_key=1" xlink:type="simple">https://psyalter.ru/client-form?mode=profile&amp;hash_ids=837f84d0b133bbc7a15e20c03721b8d6f4c387fa&amp;results_key=1</text:a></text:p>
          </table:table-cell>
          <table:table-cell office:value-type="string" calcext:value-type="string">
            <text:p>Александра Г.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амооценка и уверенность в себе</text:p>
            <text:p>Принятие решений и мотивация</text:p>
            <text:p>Самоопределение, смысл жизни, другие экзистенциальные вопросы</text:p>
            <text:p>Конфликты, ссоры, трудности в общении</text:p>
          </table:table-cell>
          <table:table-cell office:value-type="string" calcext:value-type="string">
            <text:p>2к</text:p>
          </table:table-cell>
          <table:table-cell office:value-type="string" calcext:value-type="string">
            <text:p>Клиент-центрированные подходы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https://psyalter.ru/client-form?mode=profile&amp;hash_ids=1a429e9a0d3943525e0d0a8de255c7f0033722bd&amp;results_key=1" xlink:type="simple">https://psyalter.ru/client-form?mode=profile&amp;hash_ids=1a429e9a0d3943525e0d0a8de255c7f0033722bd&amp;results_key=1</text:a></text:p>
          </table:table-cell>
          <table:table-cell office:value-type="string" calcext:value-type="string">
            <text:p>Звенислава И.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амооценка и уверенность в себе</text:p>
            <text:p>Принятие решений и мотивация</text:p>
            <text:p>Самоопределение, смысл жизни, другие экзистенциальные вопросы</text:p>
            <text:p>Конфликты, ссоры, трудности в общении</text:p>
          </table:table-cell>
          <table:table-cell office:value-type="string" calcext:value-type="string">
            <text:p>2к</text:p>
          </table:table-cell>
          <table:table-cell office:value-type="string" calcext:value-type="string">
            <text:p>Психодинамические подходы</text:p>
            <text:p/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a xlink:href="https://psyalter.ru/client-form?mode=profile&amp;hash_ids=1bae5d53f3577e0328f719ea9ecda79a4c9a5ee8&amp;results_key=1" xlink:type="simple">https://psyalter.ru/client-form?mode=profile&amp;hash_ids=1bae5d53f3577e0328f719ea9ecda79a4c9a5ee8&amp;results_key=1</text:a></text:p>
          </table:table-cell>
          <table:table-cell office:value-type="string" calcext:value-type="string">
            <text:p>Екатерина Т.</text:p>
            <text:p/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Травматические события в прошлом</text:p>
            <text:p>Самооценка и уверенность в себе</text:p>
            <text:p>Самоопределение, смысл жизни, другие экзистенциальные вопросы</text:p>
            <text:p>Конфликты, ссоры, трудности в общении</text:p>
          </table:table-cell>
          <table:table-cell office:value-type="string" calcext:value-type="string">
            <text:p>2.5к</text:p>
          </table:table-cell>
          <table:table-cell office:value-type="string" calcext:value-type="string">
            <text:p>Клиент-центрированные подходы</text:p>
            <text:p>Экзистенциальный анализ</text:p>
          </table:table-cell>
          <table:table-cell office:value-type="string" calcext:value-type="string">
            <text:p>мы вместе создадим безопасное пространство, где вы сможете искать ответы на свои вопросы, узнавать себя и себя в отношениях с окружающими Также я активно веду прием и постоянно обучаюсь и супервизируюсь по методу Lifespan integration therapy. Это современный метод, основанный на достижениях нейронаук, активно развивающийся. <text:s/>LI терапия ориентирована на тело, использует активное воображение и линию времени, содержащую воспоминания, которая обеспечивает нейронную интеграцию и быстрое исцеление. В LI терапию можно обращаться со всем спектром запросов на терапию.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<text:a xlink:href="https://psyalter.ru/client-form?mode=profile&amp;hash_ids=a60ce4114ef201877524f11c8610c90f8587d01d&amp;results_key=4" xlink:type="simple">https://psyalter.ru/client-form?mode=profile&amp;hash_ids=a60ce4114ef201877524f11c8610c90f8587d01d&amp;results_key=4</text:a></text:p>
          </table:table-cell>
          <table:table-cell office:value-type="string" calcext:value-type="string">
            <text:p>Екатерина О.</text:p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льные эмоции (гнев, агрессия, вина, обида), стресс</text:p>
            <text:p>Депрессия</text:p>
            <text:p>Самооценка и уверенность в себе</text:p>
            <text:p>Конфликты, ссоры, трудности в общении</text:p>
          </table:table-cell>
          <table:table-cell office:value-type="string" calcext:value-type="string">
            <text:p>&gt;2.5к</text:p>
          </table:table-cell>
          <table:table-cell office:value-type="string" calcext:value-type="string">
            <text:p>Нарративная терапия</text:p>
            <text:p/>
          </table:table-cell>
          <table:table-cell office:value-type="string" calcext:value-type="string">
            <text:p>Если Вас постоянно атакуют различные тревоги, которые мешают делать повседневные дела, не дают расслабиться и наслаждаться жизнью, если в голове регулярно появляются самоуничижительные мысли, идеи своей недостойности и постоянное чувство вины — я помогу Вам справиться с этим.</text:p>
            <text:p/>
            <text:p>Результатом нашей работы я вижу нахождение ответов на вопросы «Зачем?», «Почему?» и «Что делать?», четкое осознание Вами своих желаний, возможностей и прав, повышение уверенности и уважения к себе, и конкретный план действий по достижению поставленных целей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<text:a xlink:href="https://psyalter.ru/client-form?mode=profile&amp;hash_ids=9d0a8251d373278fbbe8f5d685d01eb2aa89fd29&amp;results_key=4" xlink:type="simple">https://psyalter.ru/client-form?mode=profile&amp;hash_ids=9d0a8251d373278fbbe8f5d685d01eb2aa89fd29&amp;results_key=4</text:a></text:p>
          </table:table-cell>
          <table:table-cell office:value-type="string" calcext:value-type="string">
            <text:p>Аркадий Б.</text:p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льные эмоции (гнев, агрессия, вина, обида), стресс</text:p>
            <text:p>Депрессия</text:p>
            <text:p>Самооценка и уверенность в себе</text:p>
            <text:p>Конфликты, ссоры, трудности в общении</text:p>
          </table:table-cell>
          <table:table-cell office:value-type="string" calcext:value-type="string">
            <text:p>3к</text:p>
          </table:table-cell>
          <table:table-cell office:value-type="string" calcext:value-type="string">
            <text:p>Гештальт-терапия</text:p>
            <text:p/>
          </table:table-cell>
          <table:table-cell office:value-type="string" calcext:value-type="string">
            <text:p>Важно поговорить о ваших переживаниях и чувствах, чтобы помочь вам создать хороший план, который превратит вашу жизнь в увлекательный и приятный процесс; поможет выстроить отношения с собой и миром и прийти от сложности к гармонии.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<text:a xlink:href="https://psyalter.ru/client-form?mode=profile&amp;hash_ids=6774f715ecac2d48d021d6d7d28ddafa34d08149&amp;results_key=4" xlink:type="simple">https://psyalter.ru/client-form?mode=profile&amp;hash_ids=6774f715ecac2d48d021d6d7d28ddafa34d08149&amp;results_key=4</text:a></text:p>
          </table:table-cell>
          <table:table-cell office:value-type="string" calcext:value-type="string">
            <text:p>Мария С.</text:p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льные эмоции (гнев, агрессия, вина, обида), стресс</text:p>
            <text:p>Депрессия</text:p>
            <text:p>Самооценка и уверенность в себе</text:p>
            <text:p>Конфликты, ссоры, трудности в общении</text:p>
          </table:table-cell>
          <table:table-cell office:value-type="string" calcext:value-type="string">
            <text:p>&gt;2к</text:p>
          </table:table-cell>
          <table:table-cell office:value-type="string" calcext:value-type="string">
            <text:p>Транзактный анализ</text:p>
            <text:p/>
          </table:table-cell>
          <table:table-cell office:value-type="string" calcext:value-type="string">
            <text:p>Основная моя задача - наша с вами совместная и успешная работа c гарантированным результатом, способствующая вашему личностному росту, осознанию себя "здесь и сейчас", успешному разрешению тупиковых ситуаций.</text:p>
            <text:p/>
            <text:p>Поэтому, если у вас возникла потребность разобраться в себе, стать счастливее и гармоничнее, наладить отношения с близкими, друзьями, коллегами и достичь нового качества жизни, я готова сопроводить вас на вашем пути.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2:03:49.554522396</meta:creation-date>
    <dc:date>2020-04-02T15:19:17.688858394</dc:date>
    <meta:editing-duration>PT2H45M7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